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Anonymous Pro" svg:font-family="'Anonymous Pr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itle">
      <style:text-properties fo:language="en" fo:country="US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Heading_20_1">
      <style:text-properties fo:language="en" fo:country="US"/>
    </style:style>
    <style:style style:name="P5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style:font-name="Anonymous Pro" fo:language="en" fo:country="US"/>
    </style:style>
    <style:style style:name="T3" style:family="text">
      <style:text-properties style:font-name="Times New Roman" fo:language="en" fo:country="US"/>
    </style:style>
    <style:style style:name="T4" style:family="text">
      <style:text-properties style:text-position="-33% 58%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8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7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.0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6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2.7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6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9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7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7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9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="none" draw:fill-color="#ffffff" fo:min-height="0.8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="none" draw:fill-color="#ffffff" fo:min-height="0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="none" draw:fill-color="#ffffff" fo:min-height="0.6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center" draw:textarea-vertical-align="middle" style:run-through="foreground"/>
    </style:style>
    <style:style style:name="gr20" style:family="graphic">
      <style:graphic-properties draw:stroke="none" svg:stroke-color="#000000" draw:fill="none" draw:fill-color="#ffffff" fo:min-height="0.725cm" style:run-through="foreground"/>
    </style:style>
    <style:style style:name="gr21" style:family="graphic">
      <style:graphic-properties draw:stroke="none" svg:stroke-color="#000000" draw:fill="none" draw:fill-color="#ffffff" fo:min-height="0.647cm" style:run-through="foreground"/>
    </style:style>
    <style:style style:name="gr22" style:family="graphic">
      <style:graphic-properties draw:stroke="none" svg:stroke-color="#000000" draw:fill="none" draw:fill-color="#ffffff" fo:min-height="0.785cm" style:run-through="foreground"/>
    </style:style>
    <style:style style:name="gr23" style:family="graphic">
      <style:graphic-properties draw:stroke="none" svg:stroke-color="#000000" draw:fill="none" draw:fill-color="#ffffff" fo:min-height="0.728cm" style:run-through="foreground"/>
    </style:style>
    <style:style style:name="gr24" style:family="graphic">
      <style:graphic-properties draw:fill="none" draw:fill-color="#ffffff" fo:min-height="0.6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fill="none" draw:fill-color="#ffffff" fo:min-height="0.6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/>
    </style:style>
    <style:style style:name="gr27" style:family="graphic">
      <style:graphic-properties draw:stroke="none" svg:stroke-color="#000000" draw:fill="none" draw:fill-color="#ffffff" fo:min-height="0.7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draw:stroke="none" svg:stroke-color="#000000" draw:fill="none" draw:fill-color="#ffffff" fo:min-height="0.7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draw:stroke="none" svg:stroke-color="#000000" draw:fill="none" draw:fill-color="#ffffff" fo:min-height="0.6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0" style:family="graphic">
      <style:graphic-properties draw:stroke="none" svg:stroke-color="#000000" draw:fill="none" draw:fill-color="#ffffff" fo:min-height="0.6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1" style:family="graphic">
      <style:graphic-properties draw:stroke="none" svg:stroke-color="#000000" draw:fill="none" draw:fill-color="#ffffff" fo:min-height="0.7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2" style:family="graphic">
      <style:graphic-properties draw:stroke="none" svg:stroke-color="#000000" draw:fill="none" draw:fill-color="#ffffff" fo:min-height="0.6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3" style:family="graphic">
      <style:graphic-properties draw:stroke="none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3" draw:style-name="gr2" draw:text-style-name="P5" svg:x1="5.77cm" svg:y1="7.445cm" svg:x2="5.77cm" svg:y2="8.031cm">
        <text:p/>
      </draw:line>
      <draw:line text:anchor-type="page" text:anchor-page-number="1" draw:z-index="15" draw:style-name="gr2" draw:text-style-name="P5" svg:x1="1.965cm" svg:y1="17.558cm" svg:x2="19.154cm" svg:y2="17.554cm">
        <text:p/>
      </draw:line>
      <draw:line text:anchor-type="page" text:anchor-page-number="1" draw:z-index="16" draw:style-name="gr2" draw:text-style-name="P5" svg:x1="1.965cm" svg:y1="17.276cm" svg:x2="1.965cm" svg:y2="17.825cm">
        <text:p/>
      </draw:line>
      <draw:line text:anchor-type="page" text:anchor-page-number="1" draw:z-index="17" draw:style-name="gr2" draw:text-style-name="P5" svg:x1="19.173cm" svg:y1="17.256cm" svg:x2="19.173cm" svg:y2="17.805cm">
        <text:p/>
      </draw:line>
      <draw:line text:anchor-type="page" text:anchor-page-number="1" draw:z-index="18" draw:style-name="gr2" draw:text-style-name="P5" svg:x1="10.156cm" svg:y1="17.256cm" svg:x2="10.156cm" svg:y2="17.805cm">
        <text:p/>
      </draw:line>
      <draw:line text:anchor-type="page" text:anchor-page-number="1" draw:z-index="19" draw:style-name="gr2" draw:text-style-name="P5" svg:x1="5.884cm" svg:y1="17.276cm" svg:x2="5.884cm" svg:y2="17.825cm">
        <text:p/>
      </draw:line>
      <draw:line text:anchor-type="page" text:anchor-page-number="1" draw:z-index="20" draw:style-name="gr2" draw:text-style-name="P5" svg:x1="14.744cm" svg:y1="17.276cm" svg:x2="14.744cm" svg:y2="17.825cm">
        <text:p/>
      </draw:line>
      <draw:line text:anchor-type="page" text:anchor-page-number="1" draw:z-index="28" draw:style-name="gr2" draw:text-style-name="P5" svg:x1="18.546cm" svg:y1="17.258cm" svg:x2="18.546cm" svg:y2="17.807cm">
        <text:p/>
      </draw:line>
      <draw:line text:anchor-type="page" text:anchor-page-number="1" draw:z-index="29" draw:style-name="gr2" draw:text-style-name="P5" svg:x1="14.058cm" svg:y1="17.295cm" svg:x2="14.058cm" svg:y2="17.844cm">
        <text:p/>
      </draw:line>
      <draw:g text:anchor-type="page" text:anchor-page-number="2" draw:z-index="33" draw:style-name="gr18">
        <draw:line draw:style-name="gr19" draw:text-style-name="P5" svg:x1="5.727cm" svg:y1="15.612cm" svg:x2="11.02cm" svg:y2="15.612cm">
          <text:p/>
        </draw:line>
        <draw:line draw:style-name="gr19" draw:text-style-name="P5" svg:x1="5.727cm" svg:y1="15.416cm" svg:x2="5.727cm" svg:y2="15.788cm">
          <text:p/>
        </draw:line>
        <draw:line draw:style-name="gr19" draw:text-style-name="P5" svg:x1="11.019cm" svg:y1="15.416cm" svg:x2="11.019cm" svg:y2="15.788cm">
          <text:p/>
        </draw:line>
        <draw:line draw:style-name="gr19" draw:text-style-name="P5" svg:x1="8.373cm" svg:y1="15.457cm" svg:x2="8.373cm" svg:y2="15.829cm">
          <text:p/>
        </draw:line>
        <draw:line draw:style-name="gr19" draw:text-style-name="P5" svg:x1="7.041cm" svg:y1="15.434cm" svg:x2="7.041cm" svg:y2="15.806cm">
          <text:p/>
        </draw:line>
        <draw:line draw:style-name="gr19" draw:text-style-name="P5" svg:x1="9.705cm" svg:y1="15.457cm" svg:x2="9.705cm" svg:y2="15.829cm">
          <text:p/>
        </draw:line>
        <draw:frame draw:style-name="gr20" svg:width="1.197cm" svg:height="0.726cm" svg:x="6.258cm" svg:y="15.829cm">
          <draw:text-box>
            <text:p>0</text:p>
          </draw:text-box>
        </draw:frame>
        <draw:frame draw:style-name="gr21" svg:width="1.274cm" svg:height="0.648cm" svg:x="7.609cm" svg:y="15.829cm">
          <draw:text-box>
            <text:p>1</text:p>
          </draw:text-box>
        </draw:frame>
        <draw:frame draw:style-name="gr22" svg:width="1.392cm" svg:height="0.786cm" svg:x="8.883cm" svg:y="15.848cm">
          <draw:text-box>
            <text:p>2</text:p>
          </draw:text-box>
        </draw:frame>
        <draw:frame draw:style-name="gr23" svg:width="0.687cm" svg:height="0.729cm" svg:x="10.098cm" svg:y="15.848cm">
          <draw:text-box>
            <text:p>3</text:p>
          </draw:text-box>
        </draw:frame>
        <draw:line draw:style-name="gr19" draw:text-style-name="P5" svg:x1="5.727cm" svg:y1="15.612cm" svg:x2="11.02cm" svg:y2="15.612cm">
          <text:p/>
        </draw:line>
        <draw:line draw:style-name="gr19" draw:text-style-name="P5" svg:x1="5.727cm" svg:y1="15.416cm" svg:x2="5.727cm" svg:y2="15.788cm">
          <text:p/>
        </draw:line>
        <draw:line draw:style-name="gr19" draw:text-style-name="P5" svg:x1="11.019cm" svg:y1="15.416cm" svg:x2="11.019cm" svg:y2="15.788cm">
          <text:p/>
        </draw:line>
        <draw:line draw:style-name="gr19" draw:text-style-name="P5" svg:x1="8.373cm" svg:y1="15.457cm" svg:x2="8.373cm" svg:y2="15.829cm">
          <text:p/>
        </draw:line>
        <draw:line draw:style-name="gr19" draw:text-style-name="P5" svg:x1="7.041cm" svg:y1="15.434cm" svg:x2="7.041cm" svg:y2="15.806cm">
          <text:p/>
        </draw:line>
        <draw:line draw:style-name="gr19" draw:text-style-name="P5" svg:x1="9.705cm" svg:y1="15.457cm" svg:x2="9.705cm" svg:y2="15.829cm">
          <text:p/>
        </draw:line>
      </draw:g>
      <draw:g text:anchor-type="page" text:anchor-page-number="2" draw:z-index="34" draw:style-name="gr18">
        <draw:line draw:style-name="gr19" draw:text-style-name="P5" svg:x1="5.749cm" svg:y1="19.08cm" svg:x2="11.042cm" svg:y2="19.08cm">
          <text:p/>
        </draw:line>
        <draw:line draw:style-name="gr19" draw:text-style-name="P5" svg:x1="5.749cm" svg:y1="18.884cm" svg:x2="5.749cm" svg:y2="19.256cm">
          <text:p/>
        </draw:line>
        <draw:line draw:style-name="gr19" draw:text-style-name="P5" svg:x1="11.042cm" svg:y1="18.884cm" svg:x2="11.042cm" svg:y2="19.256cm">
          <text:p/>
        </draw:line>
        <draw:line draw:style-name="gr19" draw:text-style-name="P5" svg:x1="8.396cm" svg:y1="18.925cm" svg:x2="8.396cm" svg:y2="19.297cm">
          <text:p/>
        </draw:line>
        <draw:line draw:style-name="gr19" draw:text-style-name="P5" svg:x1="7.063cm" svg:y1="18.902cm" svg:x2="7.063cm" svg:y2="19.274cm">
          <text:p/>
        </draw:line>
        <draw:line draw:style-name="gr19" draw:text-style-name="P5" svg:x1="9.728cm" svg:y1="18.925cm" svg:x2="9.728cm" svg:y2="19.297cm">
          <text:p/>
        </draw:line>
        <draw:frame draw:style-name="gr20" svg:width="1.197cm" svg:height="0.726cm" svg:x="6.28cm" svg:y="19.297cm">
          <draw:text-box>
            <text:p>0</text:p>
          </draw:text-box>
        </draw:frame>
        <draw:frame draw:style-name="gr21" svg:width="1.274cm" svg:height="0.648cm" svg:x="7.631cm" svg:y="19.297cm">
          <draw:text-box>
            <text:p>1</text:p>
          </draw:text-box>
        </draw:frame>
        <draw:frame draw:style-name="gr22" svg:width="1.392cm" svg:height="0.786cm" svg:x="8.906cm" svg:y="19.316cm">
          <draw:text-box>
            <text:p>2</text:p>
          </draw:text-box>
        </draw:frame>
        <draw:frame draw:style-name="gr23" svg:width="0.687cm" svg:height="0.729cm" svg:x="10.12cm" svg:y="19.316cm">
          <draw:text-box>
            <text:p>3</text:p>
          </draw:text-box>
        </draw:frame>
        <draw:line draw:style-name="gr19" draw:text-style-name="P5" svg:x1="5.749cm" svg:y1="19.08cm" svg:x2="11.042cm" svg:y2="19.08cm">
          <text:p/>
        </draw:line>
        <draw:line draw:style-name="gr19" draw:text-style-name="P5" svg:x1="5.749cm" svg:y1="18.884cm" svg:x2="5.749cm" svg:y2="19.256cm">
          <text:p/>
        </draw:line>
        <draw:line draw:style-name="gr19" draw:text-style-name="P5" svg:x1="11.042cm" svg:y1="18.884cm" svg:x2="11.042cm" svg:y2="19.256cm">
          <text:p/>
        </draw:line>
        <draw:line draw:style-name="gr19" draw:text-style-name="P5" svg:x1="8.396cm" svg:y1="18.925cm" svg:x2="8.396cm" svg:y2="19.297cm">
          <text:p/>
        </draw:line>
        <draw:line draw:style-name="gr19" draw:text-style-name="P5" svg:x1="7.063cm" svg:y1="18.902cm" svg:x2="7.063cm" svg:y2="19.274cm">
          <text:p/>
        </draw:line>
        <draw:line draw:style-name="gr19" draw:text-style-name="P5" svg:x1="9.728cm" svg:y1="18.925cm" svg:x2="9.728cm" svg:y2="19.297cm">
          <text:p/>
        </draw:line>
      </draw:g>
      <draw:line text:anchor-type="page" text:anchor-page-number="3" draw:z-index="37" draw:style-name="gr26" draw:text-style-name="P5" svg:x1="2.905cm" svg:y1="4.403cm" svg:x2="17.887cm" svg:y2="4.407cm">
        <text:p/>
      </draw:line>
      <draw:line text:anchor-type="page" text:anchor-page-number="3" draw:z-index="38" draw:style-name="gr26" draw:text-style-name="P5" svg:x1="2.886cm" svg:y1="4.205cm" svg:x2="2.886cm" svg:y2="4.616cm">
        <text:p/>
      </draw:line>
      <draw:line text:anchor-type="page" text:anchor-page-number="3" draw:z-index="39" draw:style-name="gr26" draw:text-style-name="P5" svg:x1="4.886cm" svg:y1="4.205cm" svg:x2="4.886cm" svg:y2="4.616cm">
        <text:p/>
      </draw:line>
      <draw:line text:anchor-type="page" text:anchor-page-number="3" draw:z-index="40" draw:style-name="gr26" draw:text-style-name="P5" svg:x1="6.886cm" svg:y1="4.205cm" svg:x2="6.886cm" svg:y2="4.616cm">
        <text:p/>
      </draw:line>
      <draw:line text:anchor-type="page" text:anchor-page-number="3" draw:z-index="41" draw:style-name="gr26" draw:text-style-name="P5" svg:x1="8.886cm" svg:y1="4.205cm" svg:x2="8.886cm" svg:y2="4.616cm">
        <text:p/>
      </draw:line>
      <draw:line text:anchor-type="page" text:anchor-page-number="3" draw:z-index="42" draw:style-name="gr26" draw:text-style-name="P5" svg:x1="11.887cm" svg:y1="4.205cm" svg:x2="11.887cm" svg:y2="4.616cm">
        <text:p/>
      </draw:line>
      <draw:line text:anchor-type="page" text:anchor-page-number="3" draw:z-index="43" draw:style-name="gr26" draw:text-style-name="P5" svg:x1="13.887cm" svg:y1="4.205cm" svg:x2="13.887cm" svg:y2="4.616cm">
        <text:p/>
      </draw:line>
      <draw:line text:anchor-type="page" text:anchor-page-number="3" draw:z-index="44" draw:style-name="gr26" draw:text-style-name="P5" svg:x1="15.887cm" svg:y1="4.205cm" svg:x2="15.887cm" svg:y2="4.616cm">
        <text:p/>
      </draw:line>
      <draw:line text:anchor-type="page" text:anchor-page-number="3" draw:z-index="45" draw:style-name="gr26" draw:text-style-name="P5" svg:x1="17.888cm" svg:y1="4.205cm" svg:x2="17.888cm" svg:y2="4.616cm">
        <text:p/>
      </draw:line>
      <text:p text:style-name="P2">IXDP465.</text:p>
      <text:p text:style-name="P1"/>
      <text:h text:style-name="P4" text:outline-level="1">Memory</text:h>
      <text:p text:style-name="P1"><draw:frame text:anchor-type="paragraph" draw:z-index="9" draw:style-name="gr4" svg:width="1.569cm" svg:height="0.849cm" svg:x="0.318cm" svg:y="0.572cm"><draw:text-box><text:p>TTable</text:p></draw:text-box></draw:frame><draw:frame text:anchor-type="paragraph" draw:z-index="12" draw:style-name="gr7" svg:width="2.548cm" svg:height="0.666cm" svg:x="8.491cm" svg:y="0.455cm"><draw:text-box><text:p>mem &gt;=59M</text:p></draw:text-box></draw:frame></text:p>
      <text:p text:style-name="P1"><draw:line text:anchor-type="paragraph" draw:z-index="1" draw:style-name="gr1" draw:text-style-name="P5" svg:x1="0.122cm" svg:y1="0.485cm" svg:x2="0.122cm" svg:y2="1.034cm"><text:p/></draw:line><draw:frame text:anchor-type="paragraph" draw:z-index="11" draw:style-name="gr6" svg:width="2.724cm" svg:height="1.094cm" svg:x="4.452cm" svg:y="-0.185cm"><draw:text-box><text:p>image &lt;= 3M</text:p></draw:text-box></draw:frame><draw:frame text:anchor-type="paragraph" draw:z-index="10" draw:style-name="gr5" svg:width="1.255cm" svg:height="0.706cm" svg:x="2.238cm" svg:y="-0.146cm"><draw:text-box><text:p>shared</text:p></draw:text-box></draw:frame></text:p>
      <text:p text:style-name="P1"><draw:line text:anchor-type="paragraph" draw:z-index="0" draw:style-name="gr1" draw:text-style-name="P5" svg:x1="0.122cm" svg:y1="0.056cm" svg:x2="17.017cm" svg:y2="0.056cm"><text:p/></draw:line><draw:line text:anchor-type="paragraph" draw:z-index="2" draw:style-name="gr1" draw:text-style-name="P5" svg:x1="1.886cm" svg:y1="-0.189cm" svg:x2="1.886cm" svg:y2="0.36cm"><text:p/></draw:line><draw:line text:anchor-type="paragraph" draw:z-index="4" draw:style-name="gr1" draw:text-style-name="P5" svg:x1="7.668cm" svg:y1="-0.21cm" svg:x2="7.668cm" svg:y2="0.339cm"><text:p/></draw:line><draw:line text:anchor-type="paragraph" draw:z-index="5" draw:style-name="gr1" draw:text-style-name="P5" svg:x1="17.016cm" svg:y1="-0.203cm" svg:x2="17.016cm" svg:y2="0.346cm"><text:p/></draw:line><draw:frame text:anchor-type="paragraph" draw:z-index="6" draw:style-name="gr3" svg:width="0.745cm" svg:height="0.535cm" svg:x="0.005cm" svg:y="0.467cm"><draw:text-box><text:p>0</text:p></draw:text-box></draw:frame><draw:frame text:anchor-type="paragraph" draw:z-index="7" draw:style-name="gr3" svg:width="0.745cm" svg:height="0.535cm" svg:x="1.573cm" svg:y="0.413cm"><draw:text-box><text:p>1M</text:p></draw:text-box></draw:frame><draw:frame text:anchor-type="paragraph" draw:z-index="8" draw:style-name="gr3" svg:width="0.96cm" svg:height="0.535cm" svg:x="3.493cm" svg:y="0.402cm"><draw:text-box><text:p>2M</text:p></draw:text-box></draw:frame><draw:frame text:anchor-type="paragraph" draw:z-index="13" draw:style-name="gr3" svg:width="0.96cm" svg:height="0.535cm" svg:x="16.603cm" svg:y="0.355cm"><draw:text-box><text:p>64M</text:p></draw:text-box></draw:frame></text:p>
      <text:p text:style-name="P1"><draw:frame text:anchor-type="paragraph" draw:z-index="14" draw:style-name="gr8" svg:width="3.292cm" svg:height="2.788cm" svg:x="8.53cm" svg:y="-0.113cm"><draw:text-box><text:p>stack <text:s text:c="6"/>1M</text:p><text:p>int_stack <text:s/>64K</text:p><text:p>int_heap <text:s/>1M</text:p><text:p>syslog <text:s text:c="5"/>1M</text:p><text:p>heap <text:s text:c="7"/>55M</text:p></draw:text-box></draw:frame></text:p>
      <text:p text:style-name="P1"/>
      <text:p text:style-name="P1"/>
      <text:p text:style-name="P1"/>
      <text:p text:style-name="P1"/>
      <text:p text:style-name="P1"/>
      <text:h text:style-name="P4" text:outline-level="1">CS0 flash</text:h>
      <text:p text:style-name="P1"/>
      <text:p text:style-name="Text_20_body"><text:span text:style-name="T1">base = </text:span><text:span text:style-name="T2">5000 0000 h</text:span></text:p>
      <text:p text:style-name="Text_20_body"><text:span text:style-name="T1">size =</text:span><text:span text:style-name="T3"> 32M</text:span></text:p>
      <text:p text:style-name="Text_20_body"><text:span text:style-name="T1">block size = </text:span><text:span text:style-name="T2">2 0000 h</text:span></text:p>
      <text:p text:style-name="P1"><draw:frame text:anchor-type="paragraph" draw:z-index="26" draw:style-name="gr13" svg:width="2.862cm" svg:height="0.726cm" svg:x="0.298cm" svg:y="0.18cm"><draw:text-box><text:p>RedBoot</text:p></draw:text-box></draw:frame><draw:frame text:anchor-type="paragraph" draw:z-index="27" draw:style-name="gr14" svg:width="3.802cm" svg:height="0.902cm" svg:x="8.354cm" svg:y="0.042cm"><draw:text-box><text:p>IXDP465BootServer</text:p></draw:text-box></draw:frame></text:p>
      <text:p text:style-name="P1"/>
      <text:p text:style-name="P1"><draw:frame text:anchor-type="paragraph" draw:z-index="21" draw:style-name="gr5" svg:width="0.863cm" svg:height="0.706cm" svg:x="-0.173cm" svg:y="-0.141cm"><draw:text-box><text:p>0</text:p></draw:text-box></draw:frame><draw:frame text:anchor-type="paragraph" draw:z-index="22" draw:style-name="gr9" svg:width="1.922cm" svg:height="0.648cm" svg:x="3.572cm" svg:y="-0.122cm"><draw:text-box><text:p>8M</text:p></draw:text-box></draw:frame><draw:frame text:anchor-type="paragraph" draw:z-index="23" draw:style-name="gr10" svg:width="2.412cm" svg:height="1.001cm" svg:x="7.726cm" svg:y="-0.118cm"><draw:text-box><text:p>16M</text:p></draw:text-box></draw:frame><draw:frame text:anchor-type="paragraph" draw:z-index="24" draw:style-name="gr11" svg:width="1.294cm" svg:height="0.98cm" svg:x="12.391cm" svg:y="-0.141cm"><draw:text-box><text:p>24M</text:p></draw:text-box></draw:frame><draw:frame text:anchor-type="paragraph" draw:z-index="25" draw:style-name="gr12" svg:width="1.295cm" svg:height="0.745cm" svg:x="16.84cm" svg:y="-0.161cm"><draw:text-box><text:p>32M</text:p></draw:text-box></draw:frame></text:p>
      <text:p text:style-name="P1"/>
      <text:p text:style-name="P1"><draw:caption text:anchor-type="paragraph" draw:z-index="30" draw:style-name="gr15" svg:width="3.744cm" svg:height="0.849cm" svg:x="12.45cm" svg:y="-0.125cm" draw:caption-point-x="4.429cm" draw:caption-point-y="-1.719cm"><text:p text:style-name="P5">RddBoot info, 1 block</text:p></draw:caption><draw:caption text:anchor-type="paragraph" draw:z-index="31" draw:style-name="gr16" svg:width="2.274cm" svg:height="0.927cm" svg:x="8.431cm" svg:y="-0.162cm" draw:caption-point-x="3.98cm" draw:caption-point-y="-1.677cm"><text:p text:style-name="P5">Info, 1 block</text:p></draw:caption></text:p>
      <text:p text:style-name="P1"/>
      <text:h text:style-name="P4" text:outline-level="1">CNFG</text:h>
      <text:p text:style-name="P1"/>
      <text:p text:style-name="Text_20_body"><text:span text:style-name="T1">CNFG0 = </text:span><text:span text:style-name="T2">00 FF FF 7F h</text:span></text:p>
      <text:p text:style-name="Text_20_body"><text:span text:style-name="T1">CNFG1 = </text:span><text:span text:style-name="T2">80 00 01 00 h</text:span></text:p>
      <text:p text:style-name="Text_20_body"><text:span text:style-name="T1">CS0 = </text:span><text:span text:style-name="T2">BFFF 0242 h</text:span></text:p>
      <text:p text:style-name="Text_20_body"><text:span text:style-name="T1">CS2 = </text:span><text:span text:style-name="T2">BFFF 3C03 h</text:span></text:p>
      <text:p text:style-name="P1"/>
      <text:p text:style-name="P1"/>
      <text:h text:style-name="P4" text:outline-level="1"><text:soft-page-break/>FPGA</text:h>
      <text:p text:style-name="P1"/>
      <text:p text:style-name="P1">GPIO8<text:tab/><text:tab/>83 output<text:tab/>PCI_INTD</text:p>
      <text:p text:style-name="P1">GPIO9<text:tab/><text:tab/>82 output<text:tab/>PCI_INTC</text:p>
      <text:p text:style-name="P1">GPIO10<text:tab/>81 output<text:tab/>PCI_INTB</text:p>
      <text:p text:style-name="P1">GPIO11<text:tab/>80 output<text:tab/>PCI_INTA</text:p>
      <text:p text:style-name="P1"/>
      <text:p text:style-name="P1">PCI_INTA<text:tab/>Slot0 INTA</text:p>
      <text:p text:style-name="P1">PCI_INTB<text:tab/>Slot1 INTB</text:p>
      <text:p text:style-name="P1">PCI_INTC<text:tab/>Slot2 INTC</text:p>
      <text:p text:style-name="P1">PCI_INTD<text:tab/>Slot3 INTD</text:p>
      <text:p text:style-name="P1"/>
      <text:h text:style-name="P4" text:outline-level="1">CS2</text:h>
      <text:p text:style-name="P1"/>
      <text:p text:style-name="Text_20_body"><text:span text:style-name="T1">base = </text:span><text:span text:style-name="T2">5400 0000 h</text:span></text:p>
      <text:p text:style-name="P1"/>
      <text:p text:style-name="Text_20_body"><draw:caption text:anchor-type="paragraph" draw:z-index="32" draw:style-name="gr17" svg:width="2.648cm" svg:height="0.65cm" svg:x="10.92cm" svg:y="0.138cm" draw:caption-point-x="-2.607cm" draw:caption-point-y="1.469cm"><text:p text:style-name="P5">FPGA Prog</text:p></draw:caption><text:span text:style-name="T2">5400 0000 h</text:span><text:span text:style-name="T1"> <text:tab/>CPLD registers</text:span></text:p>
      <text:p text:style-name="P1"/>
      <text:p text:style-name="P1"/>
      <text:p text:style-name="P1"/>
      <text:p text:style-name="P1"/>
      <text:p text:style-name="Text_20_body"><text:span text:style-name="T2">5410 0000 h</text:span><text:span text:style-name="T1"> <text:tab/>GPIO FPGA registers</text:span></text:p>
      <text:p text:style-name="P1"/>
      <text:p text:style-name="P1"/>
      <text:p text:style-name="P1"/>
      <text:p text:style-name="P1"><draw:caption text:anchor-type="paragraph" draw:z-index="35" draw:style-name="gr24" svg:width="0.668cm" svg:height="0.632cm" svg:x="2.374cm" svg:y="0.3cm" draw:caption-point-x="1.882cm" draw:caption-point-y="-1.662cm"><text:p text:style-name="P5">IA</text:p></draw:caption><draw:caption text:anchor-type="paragraph" draw:z-index="36" draw:style-name="gr25" svg:width="0.825cm" svg:height="0.629cm" svg:x="6.824cm" svg:y="0.303cm" draw:caption-point-x="-1.019cm" draw:caption-point-y="-1.665cm"><text:p text:style-name="P5">ID</text:p></draw:captio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" text:outline-level="1"><text:soft-page-break/>Boot</text:h>
      <text:p text:style-name="P1"/>
      <text:p text:style-name="P1"/>
      <text:p text:style-name="P1"><draw:frame text:anchor-type="paragraph" draw:z-index="46" draw:style-name="gr27" svg:width="0.668cm" svg:height="0.726cm" svg:x="1.767cm" svg:y="0.356cm"><draw:text-box><text:p>a</text:p></draw:text-box></draw:frame><draw:frame text:anchor-type="paragraph" draw:z-index="47" draw:style-name="gr28" svg:width="1.352cm" svg:height="0.706cm" svg:x="3.454cm" svg:y="0.358cm"><draw:text-box><text:p>n != 0</text:p></draw:text-box></draw:frame><draw:frame text:anchor-type="paragraph" draw:z-index="48" draw:style-name="gr29" svg:width="0.706cm" svg:height="0.675cm" svg:x="5.629cm" svg:y="0.333cm"><draw:text-box><text:p>w<text:span text:style-name="T4">0</text:span></text:p></draw:text-box></draw:frame><draw:frame text:anchor-type="paragraph" draw:z-index="49" draw:style-name="gr30" svg:width="0.687cm" svg:height="0.627cm" svg:x="8.236cm" svg:y="0.358cm"><draw:text-box><text:p>...</text:p></draw:text-box></draw:frame><draw:frame text:anchor-type="paragraph" draw:z-index="50" draw:style-name="gr31" svg:width="0.96cm" svg:height="0.765cm" svg:x="10.647cm" svg:y="0.282cm"><draw:text-box><text:p>w<text:span text:style-name="T4">n-1</text:span></text:p></draw:text-box></draw:frame><draw:frame text:anchor-type="paragraph" draw:z-index="51" draw:style-name="gr32" svg:width="0.745cm" svg:height="0.648cm" svg:x="12.764cm" svg:y="0.319cm"><draw:text-box><text:p>e</text:p></draw:text-box></draw:frame><draw:frame text:anchor-type="paragraph" draw:z-index="52" draw:style-name="gr33" svg:width="0.53cm" svg:height="0.578cm" svg:x="14.721cm" svg:y="0.355cm"><draw:text-box><text:p>0</text:p></draw:text-box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Anonymous Pro" svg:font-family="'Anonymous Pr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40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6pt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Сергей Струков</meta:initial-creator>
    <meta:creation-date>2012-01-02T15:25:53.72</meta:creation-date>
    <meta:generator>OpenOffice.org/3.2$Win32 OpenOffice.org_project/320m18$Build-9502</meta:generator>
    <dc:date>2012-01-03T12:31:31.41</dc:date>
    <dc:creator>Сергей Струков</dc:creator>
    <meta:editing-duration>PT02H36M36S</meta:editing-duration>
    <meta:editing-cycles>38</meta:editing-cycles>
    <meta:document-statistic meta:table-count="0" meta:image-count="0" meta:object-count="0" meta:page-count="3" meta:paragraph-count="25" meta:word-count="90" meta:character-count="416"/>
  </office:meta>
</office:document-meta>
</file>